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 entrevista</text:h>
      <text:p text:style-name="P1">—Muy bien, Gabriel... —y el entrevistador apuntó sus ojos sobre la planilla de papel que tenía el apellido del candidato en tinta azúl— ...Almada. Dígame entonces por qué quiere trabajar en MegaCorp.</text:p>
      <text:p text:style-name="P1">Gabriel repitió las respuestas que había ensayado. Una por una las preguntas de quien lo inspeccionaba eran respondidas no solo con las respuestas esperadas, sino también con gestos de duda o pausas según lo ameritara.</text:p>
      <text:p text:style-name="P1">—Para finalizar, ¿cuál diría que es su mayor virtud?</text:p>
      <text:p text:style-name="P1">Se mentir muy bien en las entrevistas, pensó Gabriel. Y luego, de libro, respondió —Mi sinceridad.</text:p>
      <text:p text:style-name="P1">—Bienvenido joven, queda contra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Conti</meta:initial-creator>
    <meta:creation-date>2010-11-17T00:55:25</meta:creation-date>
    <dc:date>2010-11-30T11:33:22</dc:date>
    <dc:creator>Juan Conti</dc:creator>
    <meta:editing-duration>PT00H03M31S</meta:editing-duration>
    <meta:editing-cycles>4</meta:editing-cycles>
    <meta:generator>OpenOffice.org/3.2$Linux OpenOffice.org_project/320m12$Build-9483</meta:generator>
    <meta:document-statistic meta:table-count="0" meta:image-count="0" meta:object-count="0" meta:page-count="1" meta:paragraph-count="6" meta:word-count="103" meta:character-count="616"/>
  </office:meta>
</office:document-meta>
</file>